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/>
    <style:font-face style:name="DejaVu Sans Mono" svg:font-family="'DejaVu Sans Mono'" style:font-family-generic="modern" style:font-pitch="fixed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officeooo:paragraph-rsid="001b559c"/>
    </style:style>
    <style:style style:name="T1" style:family="text">
      <style:text-properties officeooo:rsid="00190542"/>
    </style:style>
    <style:style style:name="T2" style:family="text">
      <style:text-properties officeooo:rsid="00199645"/>
    </style:style>
    <style:style style:name="T3" style:family="text">
      <style:text-properties officeooo:rsid="0019c2f5"/>
    </style:style>
    <style:style style:name="T4" style:family="text">
      <style:text-properties officeooo:rsid="001b559c"/>
    </style:style>
    <style:style style:name="T5" style:family="text">
      <style:text-properties officeooo:rsid="001dd8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 Abi</text:p>
      <text:p text:style-name="Standard"/>
      <text:p text:style-name="Standard">Yo conozco a una señorita de cara chiclosa,</text:p>
      <text:p text:style-name="Standard">tiene unos ojitos de estrellita y voz cariñosa.</text:p>
      <text:p text:style-name="Standard"/>
      <text:p text:style-name="Standard">Ella ha sido niña por segunda vez,</text:p>
      <text:p text:style-name="Standard">ha danzado con el tiempo sin caer</text:p>
      <text:p text:style-name="Standard">es la personita que al sol le ha pedido un atardecer...</text:p>
      <text:p text:style-name="Standard"/>
      <text:p text:style-name="Standard">La conozco, es linda mi abuelita, su cabello es de coral,</text:p>
      <text:p text:style-name="Standard">chaparrita, <text:s/>llena de cariño y tiene algo especial.</text:p>
      <text:p text:style-name="Standard"/>
      <text:p text:style-name="Standard">El cielo un don le ha otorgado,</text:p>
      <text:p text:style-name="Standard">un montón de hijos a su lado,</text:p>
      <text:p text:style-name="Standard">y a<text:span text:style-name="T1">ú</text:span>n tiene la fuerza de mezclarnos en su taza de café...</text:p>
      <text:p text:style-name="Standard"/>
      <text:p text:style-name="Standard">Abi, mi <text:span text:style-name="T2">A</text:span>bi...</text:p>
      <text:p text:style-name="Standard">no llevo el pecho <text:span text:style-name="T2">h</text:span>undido porque tu me has enseñad,</text:p>
      <text:p text:style-name="Standard">a estar siempre orgulloso de quien soy.</text:p>
      <text:p text:style-name="Standard"/>
      <text:p text:style-name="Standard">Abi, mi <text:span text:style-name="T2">A</text:span>bi...</text:p>
      <text:p text:style-name="Standard">la luna te ha regalado un ángel,</text:p>
      <text:p text:style-name="Standard">y si brilla es solo para <text:span text:style-name="T2">Ti</text:span>.</text:p>
      <text:p text:style-name="Standard"/>
      <text:p text:style-name="Standard">Rosa, con el alma siempre viva, mujer caprichosa...</text:p>
      <text:p text:style-name="Standard">siempre has soportado las ausencias, fi<text:span text:style-name="T2">r</text:span>me y temblorosa...</text:p>
      <text:p text:style-name="Standard"/>
      <text:p text:style-name="Standard">Nunca ha sido fácil ser quien eres,</text:p>
      <text:p text:style-name="Standard">has cargado cruces y tirado paredes...</text:p>
      <text:p text:style-name="Standard">más nunca te has doblado, nunca ha sido en vano, tanto amor tanto cariño, orgullosa y, al final siempre de pie...</text:p>
      <text:p text:style-name="Standard"/>
      <text:p text:style-name="Standard">Abi, <text:span text:style-name="T5">mi </text:span><text:span text:style-name="T3">A</text:span>bi...</text:p>
      <text:p text:style-name="Standard">que suerte he tenido de tenerte... </text:p>
      <text:p text:style-name="P2">recuerda que <text:span text:style-name="T4">ahí </text:span>me tienes... </text:p>
      <text:p text:style-name="P2">hasta el fin...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Liberation Serif" svg:font-family="'Liberation Serif'"/>
    <style:font-face style:name="DejaVu Sans Mono" svg:font-family="'DejaVu Sans Mono'" style:font-family-generic="modern" style:font-pitch="fixed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Arial" fo:font-size="12pt" fo:language="es" fo:country="MX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name="Ari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Liberation Serif" fo:font-size="10pt" style:font-name-asian="DejaVu Sans Mono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dc:creator>Renich Bon Ciric</dc:creator>
    <dc:date>2013-01-21T03:30:50</dc:date>
    <meta:editing-cycles>6</meta:editing-cycles>
    <meta:editing-duration>PT5M22S</meta:editing-duration>
    <meta:document-statistic meta:table-count="0" meta:image-count="0" meta:object-count="0" meta:page-count="1" meta:paragraph-count="26" meta:word-count="192" meta:character-count="1011" meta:non-whitespace-character-count="842"/>
    <meta:user-defined meta:name="Info 1"/>
    <meta:user-defined meta:name="Info 2"/>
    <meta:user-defined meta:name="Info 3"/>
    <meta:user-defined meta:name="Info 4"/>
  </office:meta>
</office:document-meta>
</file>